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501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4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001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5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6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7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859a4"/>
    </style:style>
    <style:style style:name="P8" style:family="paragraph" style:parent-style-name="Standard">
      <style:paragraph-properties fo:line-height="20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language="id" fo:country="ID" officeooo:rsid="001859a4" officeooo:paragraph-rsid="001859a4" style:font-name-complex="TimesNewRomanPSMT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fo:font-weight="bold" style:font-weight-asian="bold"/>
    </style:style>
    <style:style style:name="P10" style:family="paragraph" style:parent-style-name="Standard">
      <style:paragraph-properties fo:line-height="200%" fo:text-align="end" style:justify-single-word="false"/>
      <style:text-properties style:font-name="Liberation Serif" fo:font-weight="bold" style:font-weight-asian="bold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.588cm" style:type="right"/>
          <style:tab-stop style:position="1.905cm" style:type="right"/>
          <style:tab-stop style:position="2.54cm" style:type="right"/>
          <style:tab-stop style:position="3.81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fo:font-weight="bold" style:font-weight-asian="bold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 officeooo:paragraph-rsid="001d2a67"/>
    </style:style>
    <style:style style:name="P14" style:family="paragraph" style:parent-style-name="Standard">
      <style:paragraph-properties fo:line-height="150%" fo:text-align="justify" style:justify-single-word="false">
        <style:tab-stops>
          <style:tab-stop style:position="1.27cm" style:type="right"/>
          <style:tab-stop style:position="13.002cm" style:leader-style="dotted" style:leader-text="."/>
          <style:tab-stop style:position="13.503cm" style:type="right"/>
        </style:tab-stops>
      </style:paragraph-properties>
      <style:text-properties style:font-name="Liberation Serif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1.588cm" style:type="right"/>
          <style:tab-stop style:position="2.54cm" style:type="right"/>
          <style:tab-stop style:position="3.81cm" style:type="right"/>
          <style:tab-stop style:position="5.715cm" style:type="right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6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7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502cm" style:type="right"/>
          <style:tab-stop style:position="13.002cm" style:leader-style="dotted" style:leader-text="."/>
          <style:tab-stop style:position="14.002cm" style:type="right"/>
        </style:tab-stops>
      </style:paragraph-properties>
      <style:text-properties style:font-name="Liberation Serif"/>
    </style:style>
    <style:style style:name="P18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19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0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1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4.752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2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/>
          <style:tab-stop style:position="5.715cm" style:type="right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3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 fo:language="id" fo:country="ID"/>
    </style:style>
    <style:style style:name="P24" style:family="paragraph" style:parent-style-name="Standard" style:master-page-name="df">
      <style:paragraph-properties fo:line-height="200%" fo:text-align="center" style:justify-single-word="false" style:page-number="16"/>
      <style:text-properties style:font-name="Liberation Serif" fo:font-weight="bold" style:font-weight-asian="bold"/>
    </style:style>
    <style:style style:name="P25" style:family="paragraph" style:parent-style-name="Standard">
      <style:paragraph-properties fo:margin-left="1.27cm" fo:margin-right="0cm" fo:line-height="150%" fo:text-align="justify" style:justify-single-word="false" fo:text-indent="0cm" style:auto-text-indent="false">
        <style:tab-stops>
          <style:tab-stop style:position="2.858cm"/>
          <style:tab-stop style:position="13.018cm" style:type="right" style:leader-style="dotted" style:leader-text="."/>
          <style:tab-stop style:position="13.335cm" style:type="right"/>
          <style:tab-stop style:position="13.653cm" style:type="right"/>
          <style:tab-stop style:position="13.972cm" style:type="right"/>
        </style:tab-stops>
      </style:paragraph-properties>
      <style:text-properties style:font-name="Liberation Serif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cm" style:type="right"/>
        </style:tab-stops>
      </style:paragraph-properties>
      <style:text-properties style:font-name="Liberation Serif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ff3333" style:font-name="Liberation Serif" fo:language="id" fo:country="ID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2" fo:widows="2" fo:text-indent="2.499cm" style:auto-text-indent="false" style:writing-mode="lr-tb">
        <style:tab-stops>
          <style:tab-stop style:position="1.588cm"/>
          <style:tab-stop style:position="2.54cm"/>
          <style:tab-stop style:position="3.81cm" style:leader-style="dotted" style:leader-text="."/>
          <style:tab-stop style:position="13.002cm" style:leader-style="dotted" style:leader-text="."/>
          <style:tab-stop style:position="13.972cm" style:type="right"/>
        </style:tab-stops>
      </style:paragraph-properties>
      <style:text-properties style:font-name="Liberation Serif"/>
    </style:style>
    <style:style style:name="P30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/>
    </style:style>
    <style:style style:name="P31" style:family="paragraph" style:parent-style-name="Standard">
      <style:paragraph-properties fo:margin-left="0cm" fo:margin-right="0.032cm" fo:line-height="150%" fo:text-align="justify" style:justify-single-word="false" fo:text-indent="0cm" style:auto-text-indent="false">
        <style:tab-stops>
          <style:tab-stop style:position="1.588cm"/>
          <style:tab-stop style:position="2.54cm"/>
          <style:tab-stop style:position="3.81cm"/>
          <style:tab-stop style:position="5.3cm"/>
          <style:tab-stop style:position="13.002cm" style:leader-style="dotted" style:leader-text="."/>
          <style:tab-stop style:position="13.972cm" style:type="right"/>
        </style:tab-stops>
      </style:paragraph-properties>
      <style:text-properties fo:color="#000000" style:font-name="Liberation Serif" officeooo:paragraph-rsid="0017c20c"/>
    </style:style>
    <style:style style:name="P32" style:family="paragraph" style:parent-style-name="Footer">
      <style:paragraph-properties fo:text-align="center" style:justify-single-word="false"/>
    </style:style>
    <style:style style:name="P33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a399f" style:font-weight-asian="bold"/>
    </style:style>
    <style:style style:name="T3" style:family="text">
      <style:text-properties fo:language="id" fo:country="ID"/>
    </style:style>
    <style:style style:name="T4" style:family="text">
      <style:text-properties fo:language="id" fo:country="ID" fo:font-weight="bold" style:font-weight-asian="bold"/>
    </style:style>
    <style:style style:name="T5" style:family="text">
      <style:text-properties fo:language="id" fo:country="ID" fo:font-weight="bold" officeooo:rsid="00149641" style:font-weight-asian="bold"/>
    </style:style>
    <style:style style:name="T6" style:family="text">
      <style:text-properties fo:language="id" fo:country="ID" fo:font-weight="bold" officeooo:rsid="0019017b" style:font-weight-asian="bold"/>
    </style:style>
    <style:style style:name="T7" style:family="text">
      <style:text-properties fo:language="id" fo:country="ID" fo:font-weight="bold" officeooo:rsid="001a399f" style:font-weight-asian="bold"/>
    </style:style>
    <style:style style:name="T8" style:family="text">
      <style:text-properties fo:language="id" fo:country="ID" fo:font-style="italic" style:font-style-asian="italic" style:font-style-complex="italic"/>
    </style:style>
    <style:style style:name="T9" style:family="text">
      <style:text-properties fo:language="id" fo:country="ID" officeooo:rsid="00149641"/>
    </style:style>
    <style:style style:name="T10" style:family="text">
      <style:text-properties fo:language="id" fo:country="ID" officeooo:rsid="0015fb19"/>
    </style:style>
    <style:style style:name="T11" style:family="text">
      <style:text-properties fo:language="id" fo:country="ID" officeooo:rsid="0019017b"/>
    </style:style>
    <style:style style:name="T12" style:family="text">
      <style:text-properties fo:language="id" fo:country="ID" officeooo:rsid="0017c20c"/>
    </style:style>
    <style:style style:name="T13" style:family="text">
      <style:text-properties fo:language="id" fo:country="ID" officeooo:rsid="001859a4"/>
    </style:style>
    <style:style style:name="T14" style:family="text">
      <style:text-properties fo:language="id" fo:country="ID" style:font-name-complex="TimesNewRomanPSMT"/>
    </style:style>
    <style:style style:name="T15" style:family="text">
      <style:text-properties fo:language="id" fo:country="ID" officeooo:rsid="0017c20c" style:font-name-complex="TimesNewRomanPSMT"/>
    </style:style>
    <style:style style:name="T16" style:family="text">
      <style:text-properties fo:language="id" fo:country="ID" officeooo:rsid="001859a4" style:font-name-complex="TimesNewRomanPSMT"/>
    </style:style>
    <style:style style:name="T17" style:family="text">
      <style:text-properties fo:language="id" fo:country="ID" officeooo:rsid="001a399f"/>
    </style:style>
    <style:style style:name="T18" style:family="text">
      <style:text-properties fo:language="id" fo:country="ID" officeooo:rsid="001d2a67"/>
    </style:style>
    <style:style style:name="T19" style:family="text">
      <style:text-properties fo:color="#ff3333"/>
    </style:style>
    <style:style style:name="T20" style:family="text">
      <style:text-properties fo:font-size="12pt" fo:language="id" fo:country="ID" fo:font-weight="normal" style:font-size-asian="12pt" style:font-weight-asian="normal" style:font-name-complex="Times New Roman1" style:font-size-complex="12pt" style:font-weight-complex="normal"/>
    </style:style>
    <style:style style:name="T21" style:family="text">
      <style:text-properties fo:font-size="12pt" fo:language="id" fo:country="ID" style:font-size-asian="12pt" style:font-size-complex="12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149641"/>
    </style:style>
    <style:style style:name="T24" style:family="text">
      <style:text-properties officeooo:rsid="0015fb19"/>
    </style:style>
    <style:style style:name="T25" style:family="text">
      <style:text-properties officeooo:rsid="0017c20c"/>
    </style:style>
    <style:style style:name="T26" style:family="text">
      <style:text-properties fo:language="fr" fo:country="FR"/>
    </style:style>
    <style:style style:name="T27" style:family="text">
      <style:text-properties officeooo:rsid="001d2a67"/>
    </style:style>
    <style:style style:name="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oft-page-break/>DAFTAR ISI</text:p>
      <text:p text:style-name="P10"/>
      <text:p text:style-name="P10">Halaman</text:p>
      <text:p text:style-name="P12"><text:span text:style-name="T3">Abstrak </text:span><text:tab/><text:tab/>i</text:p>
      <text:p text:style-name="P12"><text:span text:style-name="T3">Abstract </text:span><text:tab/><text:tab/>ii</text:p>
      <text:p text:style-name="P14"><text:span text:style-name="T3">Kata Pengantar </text:span><text:tab/> <text:s text:c="5"/>iii</text:p>
      <text:p text:style-name="P12"><text:span text:style-name="T3">Daftar Gambar</text:span><text:tab/><text:tab/>v<text:span text:style-name="T27">i</text:span></text:p>
      <text:p text:style-name="P12"><text:span text:style-name="T3">Daftar Simbol </text:span><text:tab/><text:tab/>v<text:span text:style-name="T3">i</text:span><text:span text:style-name="T18">ii</text:span></text:p>
      <text:p text:style-name="P13"><text:span text:style-name="T18">Daftar Tabel <text:tab/><text:tab/>xv</text:span></text:p>
      <text:p text:style-name="P12">D<text:span text:style-name="T3">aftar Isi</text:span><text:tab/><text:tab/>x<text:span text:style-name="T27">vi</text:span></text:p>
      <text:p text:style-name="P11">BAB I<text:tab/><text:tab/> <text:s/>PENDAHULUAN <text:s text:c="2"/><text:tab/><text:tab/>1</text:p>
      <text:p text:style-name="P25"><text:s text:c="2"/><text:span text:style-name="T3">A. <text:s text:c="3"/></text:span>Latar Belakang<text:span text:style-name="T3"> Masalah </text:span><text:tab/><text:tab/><text:tab/><text:tab/>1</text:p>
      <text:p text:style-name="P26"><text:s text:c="2"/><text:span text:style-name="T3">B.</text:span> <text:s text:c="3"/><text:span text:style-name="T3">Identifikasi Masalah </text:span><text:tab/><text:tab/> <text:span text:style-name="T3">2</text:span></text:p>
      <text:p text:style-name="P27"><text:s text:c="2"/><text:span text:style-name="T3">C.</text:span> <text:s text:c="3"/><text:span text:style-name="T3">Batasan Masalah </text:span><text:tab/><text:tab/> <text:span text:style-name="T3">2</text:span> <text:s text:c="11"/></text:p>
      <text:p text:style-name="P27"><text:span text:style-name="T3"><text:s text:c="2"/>D.</text:span> <text:s text:c="3"/><text:span text:style-name="T3">Rumusan Masalah </text:span><text:tab/><text:tab/> <text:span text:style-name="T3">3</text:span></text:p>
      <text:p text:style-name="P27"><text:span text:style-name="T3"><text:s text:c="2"/>E.</text:span> <text:s text:c="3"/><text:span text:style-name="T3">Kegunaan / Mangfaat Penelitian </text:span><text:tab/><text:tab/> <text:span text:style-name="T3">3</text:span><text:span text:style-name="T19"> <text:s text:c="31"/></text:span></text:p>
      <text:p text:style-name="P28"/>
      <text:p text:style-name="P15"><text:span text:style-name="T1">BAB II<text:tab/><text:tab/></text:span><text:span text:style-name="T4">DESKRIPSI TEORITIK DAN KERANGKA BERPIKIR </text:span><text:span text:style-name="T1"><text:tab/><text:tab/></text:span><text:span text:style-name="T4">5</text:span></text:p>
      <text:p text:style-name="P16"><text:tab/><text:span text:style-name="T3">A.</text:span><text:tab/><text:span text:style-name="T3">Deskripsi Teoritik</text:span><text:tab/><text:tab/><text:span text:style-name="T3"> <text:s text:c="6"/>5</text:span></text:p>
      <text:p text:style-name="P16"><text:tab/><text:tab/><text:span text:style-name="T3">A.1 </text:span><text:s/>GNU<text:span text:style-name="T3"> ............</text:span><text:tab/><text:tab/> <text:s text:c="6"/><text:span text:style-name="T3">5</text:span></text:p>
      <text:p text:style-name="P16"><text:tab/><text:tab/><text:span text:style-name="T3">A.2</text:span> <text:span text:style-name="T3"><text:s/>Linux.............</text:span><text:tab/><text:tab/><text:span text:style-name="T3">7</text:span></text:p>
      <text:p text:style-name="P16"><text:tab/><text:tab/><text:span text:style-name="T3">A.3</text:span> <text:span text:style-name="T3"><text:s/>Remaster .........</text:span><text:tab/><text:tab/><text:span text:style-name="T3">11</text:span></text:p>
      <text:p text:style-name="P16"><text:tab/><text:tab/><text:span text:style-name="T3">A.4 </text:span><text:span text:style-name="T21">Linux From </text:span><text:span text:style-name="T3">Scratch (LFS)</text:span><text:tab/><text:tab/>1<text:span text:style-name="T3">2</text:span></text:p>
      <text:p text:style-name="P17"><text:tab/><text:tab/><text:span text:style-name="T3">A</text:span>.5<text:span text:style-name="T3"> Distribusi (</text:span><text:span text:style-name="T8">Distro</text:span><text:span text:style-name="T3">) </text:span><text:tab/><text:span text:style-name="T3"> <text:s text:c="4"/></text:span>1<text:span text:style-name="T3">3</text:span></text:p>
      <text:p text:style-name="P18"><text:tab/><text:tab/><text:span text:style-name="T3">A</text:span>.6 <text:span text:style-name="T22">UCK</text:span><text:span text:style-name="T3"> .....</text:span><text:tab/><text:tab/>1<text:span text:style-name="T3">4</text:span></text:p>
      <text:p text:style-name="P19"><text:tab/><text:tab/><text:span text:style-name="T3">A</text:span>.<text:span text:style-name="T3">7 </text:span><text:span text:style-name="T21">Xubuntu</text:span><text:span text:style-name="T3"> </text:span><text:tab/><text:tab/>15</text:p>
      <text:p text:style-name="P18"><text:span text:style-name="T3"><text:tab/><text:tab/>A</text:span>.<text:span text:style-name="T3">8 </text:span><text:span text:style-name="T21">Desktop Environment</text:span><text:span text:style-name="T3"> </text:span><text:tab/><text:tab/>1<text:span text:style-name="T3">6</text:span></text:p>
      <text:p text:style-name="P18"><text:span text:style-name="T3"><text:tab/><text:tab/>A</text:span>.<text:span text:style-name="T3">9 </text:span><text:span text:style-name="T21">Xfce</text:span><text:span text:style-name="T3"> </text:span><text:tab/>…………………………………………………….. <text:s text:c="5"/>1<text:span text:style-name="T3">7</text:span></text:p>
      <text:p text:style-name="P18"><text:span text:style-name="T3"><text:tab/><text:tab/>A</text:span>.<text:span text:style-name="T3">10 Kernel</text:span><text:tab/>……………………………………………………<text:tab/>1<text:span text:style-name="T3">8</text:span></text:p>
      <text:p text:style-name="P21"><text:soft-page-break/><text:tab/></text:p>
      <text:p text:style-name="P21"><text:tab/><text:tab/></text:p>
      <text:p text:style-name="P21"><text:tab/><text:tab/></text:p>
      <text:p text:style-name="P16"><text:span text:style-name="T3"><text:tab/>B.</text:span><text:tab/><text:span text:style-name="T3">Penelitian Sebelumnya</text:span><text:tab/><text:tab/><text:span text:style-name="T3"> <text:s text:c="4"/>19</text:span></text:p>
      <text:p text:style-name="P16"><text:span text:style-name="T3"><text:tab/>C.</text:span><text:tab/><text:span text:style-name="T3">Kerangka Berpikir </text:span><text:tab/><text:tab/>2<text:span text:style-name="T23">3</text:span><text:span text:style-name="T3"> <text:s text:c="6"/></text:span></text:p>
      <text:p text:style-name="P22"/>
      <text:p text:style-name="P20"><text:span text:style-name="T1">BAB III<text:tab/></text:span><text:span text:style-name="T4">ANALISIS SISTEM </text:span><text:span text:style-name="T1"><text:tab/><text:tab/></text:span><text:span text:style-name="T5">25</text:span></text:p>
      <text:p text:style-name="P20"><text:tab/><text:span text:style-name="T3">A.</text:span><text:tab/><text:span text:style-name="T20">Metode Perancangan Sistem</text:span><text:tab/><text:tab/><text:span text:style-name="T9">25</text:span></text:p>
      <text:p text:style-name="P20"><text:tab/><text:tab/><text:span text:style-name="T3">A</text:span>.1 <text:s text:c="3"/>Requirement<text:span text:style-name="T3"> </text:span><text:tab/><text:tab/><text:span text:style-name="T3">2</text:span><text:span text:style-name="T9">5</text:span></text:p>
      <text:p text:style-name="P20"><text:tab/><text:tab/><text:span text:style-name="T3">A</text:span>.2 <text:s text:c="3"/>Design<text:span text:style-name="T3"> </text:span><text:tab/><text:tab/><text:span text:style-name="T3">2</text:span><text:span text:style-name="T9">5</text:span></text:p>
      <text:p text:style-name="P20"><text:span text:style-name="T3"><text:tab/><text:tab/>A</text:span>.<text:span text:style-name="T3">3</text:span> <text:s text:c="3"/><text:span text:style-name="T3">Implementation</text:span><text:tab/><text:tab/><text:span text:style-name="T3">2</text:span><text:span text:style-name="T9">6</text:span></text:p>
      <text:p text:style-name="P29"><text:span text:style-name="T3">A</text:span>.<text:span text:style-name="T3">4 <text:s/></text:span><text:s text:c="2"/><text:span text:style-name="T3">Test</text:span><text:tab/><text:tab/><text:span text:style-name="T3">2</text:span><text:span text:style-name="T9">6</text:span></text:p>
      <text:p text:style-name="P29"><text:span text:style-name="T3">A</text:span>.<text:span text:style-name="T3">5 <text:s text:c="4"/>Deployment</text:span><text:tab/><text:tab/><text:span text:style-name="T3">2</text:span><text:span text:style-name="T9">7</text:span></text:p>
      <text:p text:style-name="P29"><text:span text:style-name="T3">A</text:span>.<text:span text:style-name="T3">6 <text:s text:c="4"/>Maintenance</text:span><text:tab/><text:tab/><text:span text:style-name="T3">2</text:span><text:span text:style-name="T9">7</text:span></text:p>
      <text:p text:style-name="P23"/>
      <text:p text:style-name="P20"><text:tab/><text:span text:style-name="T3">B.</text:span><text:tab/><text:span text:style-name="T3"> Analisis Sistem Berjalan</text:span><text:tab/><text:tab/><text:span text:style-name="T3">2</text:span><text:span text:style-name="T10">8</text:span></text:p>
      <text:p text:style-name="P20"><text:tab/><text:span text:style-name="T3">C.</text:span><text:tab/>Analisis Kebutuhan<text:span text:style-name="T3"> </text:span><text:tab/><text:tab/><text:span text:style-name="T3">2</text:span><text:span text:style-name="T10">8</text:span></text:p>
      <text:p text:style-name="P20"><text:tab/><text:span text:style-name="T3">D.</text:span><text:tab/>Analisa Keluaran<text:span text:style-name="T3"> </text:span><text:tab/><text:tab/><text:span text:style-name="T3">2</text:span><text:span text:style-name="T10">9</text:span></text:p>
      <text:p text:style-name="P20"><text:tab/><text:span text:style-name="T3">E.</text:span><text:tab/>Analisa Masukan<text:span text:style-name="T3"> </text:span><text:tab/><text:tab/><text:span text:style-name="T3">2</text:span><text:span text:style-name="T10">9</text:span></text:p>
      <text:p text:style-name="P20"><text:tab/><text:span text:style-name="T3">F.</text:span><text:tab/>Analisis Proses dan Pemodelan<text:span text:style-name="T3"> </text:span><text:tab/><text:tab/><text:span text:style-name="T10">32</text:span></text:p>
      <text:p text:style-name="P20"><text:tab/></text:p>
      <text:p text:style-name="P1"><text:span text:style-name="T1">BAB IV<text:tab/></text:span><text:span text:style-name="T4">RANCANGAN DAN IMPLEMENTASI SISTEM </text:span><text:span text:style-name="T1"><text:tab/><text:tab/></text:span><text:span text:style-name="T6">33</text:span></text:p>
      <text:p text:style-name="P1"><text:tab/><text:span text:style-name="T3">A.</text:span><text:tab/><text:span text:style-name="T3">Rancangan Usulan </text:span><text:tab/><text:tab/><text:span text:style-name="T11">33</text:span></text:p>
      <text:p text:style-name="P30"><text:tab/><text:tab/><text:span text:style-name="T3">A</text:span>.1 <text:tab/><text:span text:style-name="T10">UML Sistem Operasi </text:span><text:tab/><text:tab/><text:span text:style-name="T11">33</text:span><text:tab/><text:tab/><text:span text:style-name="T3">A</text:span>.2<text:tab/><text:span text:style-name="T24">Algoritma Remastering Sistem Operasi Ubos </text:span><text:span text:style-name="T3"><text:s/></text:span><text:tab/><text:tab/><text:span text:style-name="T11">36</text:span></text:p>
      <text:p text:style-name="P1"><text:tab/> <text:span text:style-name="T3">B. </text:span><text:tab/><text:span text:style-name="T3">Rancangan Prototype Aplikasi </text:span><text:tab/> <text:tab/><text:span text:style-name="T11">39</text:span></text:p>
      <text:p text:style-name="P31"><text:span text:style-name="T3"><text:tab/><text:tab/></text:span><text:span text:style-name="T12">B</text:span><text:span text:style-name="T3">.1 <text:tab/></text:span><text:span text:style-name="T12">Stuktur Tampilan </text:span><text:span text:style-name="T3"><text:tab/><text:tab/></text:span><text:span text:style-name="T11">39</text:span><text:span text:style-name="T3"><text:tab/></text:span></text:p>
      <text:p text:style-name="P1"><text:tab/> <text:span text:style-name="T3">C. </text:span><text:tab/><text:span text:style-name="T25">Deskripsi Rancangan Waktu</text:span><text:span text:style-name="T3"> </text:span><text:tab/> <text:tab/><text:span text:style-name="T11">40</text:span></text:p>
      <text:p text:style-name="P5"><text:span text:style-name="T3"><text:tab/> D. </text:span><text:tab/><text:span text:style-name="T25">Deskripsi Rancangan Tenaga Kerja </text:span><text:span text:style-name="T3"><text:s/></text:span>…..<text:tab/><text:tab/><text:span text:style-name="T11">41</text:span></text:p>
      <text:p text:style-name="P6"><text:span text:style-name="T3"><text:tab/> </text:span><text:span text:style-name="T12">E</text:span><text:span text:style-name="T3">. <text:tab/></text:span><text:span text:style-name="T12">Deskripsi Rancangan Biaya </text:span><text:span text:style-name="T3"><text:s/>…..<text:tab/><text:tab/></text:span><text:span text:style-name="T11">41</text:span></text:p>
      <text:p text:style-name="P6"><text:soft-page-break/><text:span text:style-name="T3"><text:tab/> </text:span><text:span text:style-name="T12">F</text:span><text:span text:style-name="T3">. <text:tab/></text:span><text:span text:style-name="T13">Uji Coba dan Hasil</text:span><text:span text:style-name="T12"> </text:span><text:span text:style-name="T3"><text:s/>…..<text:tab/><text:tab/></text:span><text:span text:style-name="T11">42</text:span></text:p>
      <text:p text:style-name="P7"><text:span text:style-name="T15"><text:tab/> F</text:span><text:span text:style-name="T14">. <text:tab/></text:span><text:span text:style-name="T16">Tata laksana sistem yang direkomendasikan</text:span><text:span text:style-name="T15"> </text:span><text:span text:style-name="T14"><text:s/>…..<text:tab/><text:tab/>5</text:span><text:span text:style-name="T16">6</text:span></text:p>
      <text:p text:style-name="P8"/>
      <text:p text:style-name="P1"><text:span text:style-name="T1">Bab V<text:tab/>PENUTUP…………………<text:tab/><text:tab/></text:span><text:span text:style-name="T7">64</text:span></text:p>
      <text:p text:style-name="P2"><text:span text:style-name="T26"><text:tab/>5.1<text:tab/>Kesimpulan<text:tab/><text:tab/></text:span><text:span text:style-name="T3"> <text:s text:c="4"/>6</text:span><text:span text:style-name="T17">4</text:span></text:p>
      <text:p text:style-name="P3"><text:span text:style-name="T26"><text:tab/>5.2<text:tab/>Saran<text:tab/><text:tab/><text:tab/></text:span><text:span text:style-name="T3">6</text:span><text:span text:style-name="T17">4</text:span></text:p>
      <text:p text:style-name="P9"/>
      <text:p text:style-name="P9"/>
      <text:p text:style-name="P4"><text:span text:style-name="T1">DAFTAR PUSTAKA<text:tab/></text:span><text:span text:style-name="T4"> </text:span>……………………….<text:tab/><text:span text:style-name="T1"><text:tab/></text:span><text:span text:style-name="T2">66</text:span></text:p>
      <text:p text:style-name="P1"><text:span text:style-name="T1">LAMPIRAN-LAMPIRAN</text:span><text:span text:style-name="T4"> </text:span>…………………………………….<text:tab/><text:span text:style-name="T1"><text:tab/></text:span><text:span text:style-name="T2">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d" fo:country="ID" style:letter-kerning="false" style:font-name-asian="Times New Roman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weight="bold" style:font-weight-asian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P2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solid" draw:fill-color="#ffffff" draw:opacity="0%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.3cm" fo:margin-bottom="1.251cm" fo:margin-left="4.001cm" fo:margin-right="2.90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i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draw:custom-shape text:anchor-type="paragraph" draw:z-index="0" draw:name="Frame1" draw:style-name="Mgr1" draw:text-style-name="MP1" svg:width="0.41cm" svg:height="0.784cm" svg:x="6.842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df" style:page-layout-name="Mpm3">
      <style:header>
        <text:p text:style-name="Header"/>
      </style:header>
      <style:footer>
        <text:p text:style-name="MP2"><text:page-number text:select-page="current">xviii</text:page-number></text:p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54:00</meta:creation-date>
    <meta:initial-creator>System</meta:initial-creator>
    <dc:language>id-ID</dc:language>
    <meta:print-date>2018-09-08T00:44:47.549682778</meta:print-date>
    <dc:date>2018-09-08T01:48:17.809107660</dc:date>
    <meta:editing-cycles>14</meta:editing-cycles>
    <dc:title>DAFTAR ISI</dc:title>
    <meta:editing-duration>PT2H35M39S</meta:editing-duration>
    <meta:generator>LibreOffice/6.0.5.2$Linux_X86_64 LibreOffice_project/54c8cbb85f300ac59db32fe8a675ff7683cd5a16</meta:generator>
    <meta:document-statistic meta:table-count="0" meta:image-count="0" meta:object-count="0" meta:page-count="4" meta:paragraph-count="62" meta:word-count="243" meta:character-count="1744" meta:non-whitespace-character-count="1245"/>
    <meta:user-defined meta:name="AppVersion">12.0000</meta:user-defined>
    <meta:user-defined meta:name="Company">Diponegoro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